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7c68e" officeooo:paragraph-rsid="0007c68e"/>
    </style:style>
    <style:style style:name="P2" style:family="paragraph" style:parent-style-name="Standard" style:master-page-name="Standard">
      <style:paragraph-properties fo:margin-top="0in" fo:margin-bottom="0in" style:contextual-spacing="false" style:page-number="auto"/>
      <style:text-properties style:font-name="Georgia" officeooo:paragraph-rsid="0007c68e"/>
    </style:style>
    <style:style style:name="P3" style:family="paragraph" style:parent-style-name="Standard">
      <style:paragraph-properties fo:margin-top="0in" fo:margin-bottom="0in" style:contextual-spacing="false"/>
      <style:text-properties style:font-name="Georgia" officeooo:paragraph-rsid="00087800"/>
    </style:style>
    <style:style style:name="P4" style:family="paragraph" style:parent-style-name="Standard">
      <style:paragraph-properties fo:margin-top="0in" fo:margin-bottom="0in" style:contextual-spacing="false"/>
      <style:text-properties style:font-name="Georgia" officeooo:rsid="000d896a" officeooo:paragraph-rsid="000d896a"/>
    </style:style>
    <style:style style:name="P5" style:family="paragraph" style:parent-style-name="Standard">
      <style:paragraph-properties fo:margin-top="0in" fo:margin-bottom="0in" style:contextual-spacing="false"/>
      <style:text-properties style:font-name="Georgia" officeooo:rsid="000e470b" officeooo:paragraph-rsid="000e470b"/>
    </style:style>
    <style:style style:name="T1" style:family="text">
      <style:text-properties officeooo:rsid="0007c68e"/>
    </style:style>
    <style:style style:name="T2" style:family="text">
      <style:text-properties officeooo:rsid="00087800"/>
    </style:style>
    <style:style style:name="T3" style:family="text">
      <style:text-properties officeooo:rsid="000e470b"/>
    </style:style>
    <style:style style:name="T4" style:family="text">
      <style:text-properties officeooo:rsid="000e97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hillip sat in his office at the Psych Evaluation Center. For the most part he enjoyed his job. There never was a dull moment. Phillip always had an opportunity to talk with the crazies of the different wards and see what was going on in their minds at the moment.</text:span></text:p>
      <text:p text:style-name="P1"/>
      <text:p text:style-name="P3"><text:span text:style-name="T2">He was flipping through various files scattered across his desk. Case after case was littered with the same kind of information. Everyone was in the facility for some reason or another. Most were crazy beyond help. Yet they were still locked up for a reason or another. Phillip really didn't care why they were locked up in his facility. He only cared they were still there day after day in order for him to get a paycheck. That's all that mattered as of late. Phillip just wanted to get paid so he could go home each night to a dull existence and live out his days.</text:span></text:p>
      <text:p text:style-name="P3"/>
      <text:p text:style-name="P4">Setting aside a file, Phillip picked up a red folder. One he couldn't remember seeing before. It was bright red almost the color of blood. <text:span text:style-name="T3">Shrugging it off, Phillip flipped through the pages. The gals name was Emily. To his knowledge, there wasn't an Emily in his facility.</text:span></text:p>
      <text:p text:style-name="P4"/>
      <text:p text:style-name="P5">Phillip did a quick search across the computer archives. Sure enough an Emily didn't appear in any of his records. <text:span text:style-name="T4">Standing from his desk he was determined to figure out who this woman was and what she was doing in his facility. Of course there had to be a reason. There always was a practical explanation for everything that came his way. Every patient had a story. Ever patient had a motive. He </text:span><text:soft-page-break/><text:span text:style-name="T4">just had to figure out what motive and story belonged to Emi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meta:editing-cycles>
    <meta:creation-date>2013-06-07T13:02:21</meta:creation-date>
    <meta:editing-duration>PT27M59S</meta:editing-duration>
    <meta:generator>LibreOffice/4.1.6.2$Windows_x86 LibreOffice_project/40ff705089295be5be0aae9b15123f687c05b0a</meta:generator>
    <dc:title>Book</dc:title>
    <dc:date>2014-05-19T12:53:44.004000000</dc:date>
    <meta:document-statistic meta:table-count="0" meta:image-count="0" meta:object-count="0" meta:page-count="2" meta:paragraph-count="4" meta:word-count="289" meta:character-count="1563" meta:non-whitespace-character-count="12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ook" xlink:href="../../AppData/Roaming/LibreOffice/4/user/template/Book.ott" meta:date="2013-06-07T13:02:20.880000000"/>
  </office:meta>
</office:document-meta>
</file>